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Entitete in njihovi atributi:</text:p>
      <text:p text:style-name="Normal">• Stanje sveta –<text:s/>id_StanjeSveta, Opis</text:p>
      <text:p text:style-name="Normal">• VrednotenjeStanjaSveta –<text:s/>id_VrednotenjaStanjaSveta,<text:s/>StanjeSveta_id_stanjaSveta, Vred-</text:p>
      <text:p text:style-name="Normal"><text:span text:style-name="T2">n</text:span>ost</text:p>
      <text:p text:style-name="Normal">• StanjeKoncept –<text:s/>id_stanjeKoncept,<text:s/>Koncept_id_koncepta,<text:s/>StanjeSveta_id_stanjaSveta</text:p>
      <text:p text:style-name="Normal">• Koncept –<text:s/><text:span text:style-name="T3">id_koncepta</text:span>, Lastnosti objekta</text:p>
      <text:p text:style-name="Normal">• VrednotenjeKoncepta –<text:s/>id_vrednotenjaKoncepta,<text:s/>Koncept_id_koncepta, Vrednost</text:p>
      <text:p text:style-name="Normal">• KonceptSlika –<text:s/>id_KonceptaSlike,<text:s/>Koncept_id_koncepta,<text:s/>SlikaSveta_id_slikeSveta</text:p>
      <text:p text:style-name="Normal">• Slika sveta –<text:s/><text:span text:style-name="T4">id_</text:span>Slik<text:span text:style-name="T5">a</text:span>Sveta</text:p>
      <text:p text:style-name="Normal">• Vrednotenje slike sveta –<text:s/>id_VrednotenjaSlikeSveta,<text:s/>SlikaSveta_id_slikeSveta, Vrednost</text:p>
      <text:p text:style-name="Normal">• SlikaSprememba –<text:s/><text:span text:style-name="T6">id_</text:span>SlikeSpremembe,<text:s/><text:span text:style-name="T7">SlikaSveta_id_s</text:span>likeSveta,<text:s/><text:span text:style-name="T8">Sprememba_id_s</text:span>premembe</text:p>
      <text:p text:style-name="Normal">• Sprememba –<text:s/>id_Spremembe, Koristnost, Opis</text:p>
      <text:p text:style-name="Normal">• Vrednotenje<text:span text:style-name="T9">S</text:span>premembe –<text:s/><text:span text:style-name="T10">id_</text:span>VrednotenjaSpremembe,<text:s/><text:span text:style-name="T11">Sprememba_id_s</text:span>premembe, Vred-</text:p>
      <text:p text:style-name="Normal">nost</text:p>
      <text:p text:style-name="Normal">• StanjeSprememba –<text:s/>id_StanjaSprememba,<text:s/>StanjeSveta_id_stanjaSveta,<text:s/>Spr<text:span text:style-name="T12">ememba_id_s</text:span>prememb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n luka tomanic</meta:initial-creator>
    <dc:creator>zan luka tomanic</dc:creator>
    <meta:creation-date>2024-06-23T17:15:00Z</meta:creation-date>
    <dc:date>2024-06-23T17:25:00Z</dc:date>
    <meta:template xlink:href="Normal" xlink:type="simple"/>
    <meta:editing-cycles>1</meta:editing-cycles>
    <meta:editing-duration>PT0S</meta:editing-duration>
    <meta:document-statistic meta:page-count="1" meta:paragraph-count="1" meta:word-count="130" meta:character-count="873" meta:row-count="6" meta:non-whitespace-character-count="744"/>
  </office:meta>
</office:document-meta>
</file>